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Normal" style:list-style-name="LFO2" style:family="paragraph"/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" style:parent-style-name="Normal" style:list-style-name="LFO2" style:family="paragraph"/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Normal" style:list-style-name="LFO2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" style:parent-style-name="Normal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" style:parent-style-name="Normal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" style:parent-style-name="Normal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6" style:parent-style-name="Normal" style:list-style-name="LFO4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" style:parent-style-name="Normal" style:list-style-name="LFO4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" style:parent-style-name="Normal" style:list-style-name="LFO4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" style:parent-style-name="Normal" style:list-style-name="LFO4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" style:parent-style-name="Normal" style:family="paragraph">
      <style:paragraph-properties fo:margin-left="1.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Planificarea Iterațiilor pentru Proiectul "Farmacie Spital"</text:p>
      <text:p text:style-name="P2">Iterația 1: Implementarea infrastructurii de bază</text:p>
      <text:list text:style-name="LFO2" text:continue-numbering="true">
        <text:list-item>
          <text:p text:style-name="P3">Crearea bazei de date și popularea acesteia cu date de test.</text:p>
        </text:list-item>
        <text:list-item>
          <text:p text:style-name="P4">Implementarea backend-ului și stabilirea conexiunii cu baza de date.</text:p>
        </text:list-item>
        <text:list-item>
          <text:p text:style-name="P5">Crearea interfeței grafice inițiale cu următoarele componente:<text:s/></text:p>
          <text:list text:continue-numbering="true">
            <text:list-item>
              <text:p text:style-name="P6"><text:span text:style-name="T7">Pagina de autentificare</text:span><text:span text:style-name="T8"><text:s/>pentru două tipuri de conturi (personal medical, farmacist).</text:span></text:p>
            </text:list-item>
            <text:list-item>
              <text:p text:style-name="P9"><text:span text:style-name="T10">Paginile personalului medical</text:span><text:span text:style-name="T11">:<text:s/></text:span></text:p>
              <text:list text:continue-numbering="true">
                <text:list-item>
                  <text:p text:style-name="P12">Formular pentru adăugarea comenzilor de medicamente.</text:p>
                </text:list-item>
                <text:list-item>
                  <text:p text:style-name="P13">Afișarea comenzilor trimise și a stării acestora.</text:p>
                </text:list-item>
              </text:list>
            </text:list-item>
            <text:list-item>
              <text:p text:style-name="P14"><text:span text:style-name="T15">Pagina farmacistului</text:span><text:span text:style-name="T16">:<text:s/></text:span></text:p>
              <text:list text:continue-numbering="true">
                <text:list-item>
                  <text:p text:style-name="P17">Listarea comenzilor primite, ordonate cronologic.</text:p>
                </text:list-item>
                <text:list-item>
                  <text:p text:style-name="P18">Buton pentru marcarea comenzilor ca "onorate".</text:p>
                </text:list-item>
                <text:list-item>
                  <text:p text:style-name="P19">Filtrarea comenzilor (onorate/neonorate).</text:p>
                </text:list-item>
              </text:list>
            </text:list-item>
          </text:list>
        </text:list-item>
      </text:list>
      <text:p text:style-name="P20">Iterația 2: Funcționalități avansate și optimizări</text:p>
      <text:list text:style-name="LFO3" text:continue-numbering="true">
        <text:list-item>
          <text:p text:style-name="P21">Adăugarea validărilor pentru datele introduse în interfață.</text:p>
        </text:list-item>
        <text:list-item>
          <text:p text:style-name="P22">Implementarea notificărilor pentru farmaciști și personalul medical (ex. când o comandă este onorată).</text:p>
        </text:list-item>
        <text:list-item>
          <text:p text:style-name="P23">Adăugarea testelor pentru operațiile asupra bazei de date.</text:p>
        </text:list-item>
        <text:list-item>
          <text:p text:style-name="P24">Optimizarea gestionării comenzilor pentru a preveni conflictele (ex. doi farmaciști încearcă să proceseze aceeași comandă).</text:p>
        </text:list-item>
      </text:list>
      <text:p text:style-name="P25">Iterația 3: Îmbunătățiri și rafinări finale</text:p>
      <text:list text:style-name="LFO4" text:continue-numbering="true">
        <text:list-item>
          <text:p text:style-name="P26">Tratarea excepțiilor pentru cazurile neprevăzute (ex. medicamente indisponibile).</text:p>
        </text:list-item>
        <text:list-item>
          <text:p text:style-name="P27">Rafinarea interfeței grafice<text:s/>.</text:p>
        </text:list-item>
        <text:list-item>
          <text:p text:style-name="P28">Implementarea unui sistem de rapoarte pentru urmărirea comenzilor (ex. numărul de comenzi per secție, timp mediu de onorare etc.).</text:p>
        </text:list-item>
        <text:list-item>
          <text:p text:style-name="P29">Testare completă a aplicației și corectarea eventualelor probleme identificate.</text:p>
        </text:list-item>
      </text:list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a Toda</meta:initial-creator>
    <dc:creator>Sorin T</dc:creator>
    <meta:creation-date>2025-03-14T12:16:00Z</meta:creation-date>
    <dc:date>2025-03-14T13:01:00Z</dc:date>
    <meta:template xlink:href="Normal.dotm" xlink:type="simple"/>
    <meta:editing-cycles>3</meta:editing-cycles>
    <meta:editing-duration>PT2220S</meta:editing-duration>
    <meta:document-statistic meta:page-count="1" meta:paragraph-count="2" meta:word-count="217" meta:character-count="1452" meta:row-count="10" meta:non-whitespace-character-count="1237"/>
  </office:meta>
</office:document-meta>
</file>